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0b34d8"/>
    </style:style>
    <style:style style:name="P3" style:family="paragraph" style:parent-style-name="Text_20_body">
      <style:text-properties officeooo:paragraph-rsid="000b34d8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text-properties officeooo:paragraph-rsid="000b680c"/>
    </style:style>
    <style:style style:name="P6" style:family="paragraph" style:parent-style-name="Standard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bc9e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latório de feedback </text:p>
      <text:p text:style-name="P1">Pontuação : 1 / 1 </text:p>
      <text:h text:style-name="Heading_20_4" text:outline-level="4">Qual é a versão paga do Docker?</text:h>
      <text:p text:style-name="Text_20_body">    Docker CE</text:p>
      <text:p text:style-name="Text_20_body">    Docker CC</text:p>
      <text:p text:style-name="Text_20_body">    Docker EC</text:p>
      <text:p text:style-name="Text_20_body">    Docker EE</text:p>
      <text:p text:style-name="Text_20_body">    Docker Windows</text:p>
      <text:p text:style-name="Text_20_body">Resposta correta</text:p>
      <text:p text:style-name="Text_20_body">Docker EE</text:p>
      <text:p text:style-name="Text_20_body">Pontuação : 1 / 1 </text:p>
      <text:h text:style-name="Heading_20_4" text:outline-level="4">Qual o comando utilizado para verificar qual a versão do Docker instalado?</text:h>
      <text:p text:style-name="Text_20_body">    docker --help</text:p>
      <text:p text:style-name="Text_20_body">    docker info</text:p>
      <text:p text:style-name="Text_20_body">    docker ps</text:p>
      <text:p text:style-name="Text_20_body">    docker version</text:p>
      <text:p text:style-name="Text_20_body">    dockerd status</text:p>
      <text:p text:style-name="Text_20_body">Resposta correta</text:p>
      <text:p text:style-name="Text_20_body">docker version</text:p>
      <text:p text:style-name="Text_20_body">Pontuação : 1 / 1 </text:p>
      <text:h text:style-name="Heading_20_4" text:outline-level="4">Qual a URL para realizar a instalação do Docker através do comando curl?</text:h>
      <text:p text:style-name="Text_20_body">    https://getit.docker.com</text:p>
      <text:p text:style-name="Text_20_body">    https://get.docker.com</text:p>
      <text:p text:style-name="Text_20_body">    https://install.docker.com</text:p>
      <text:p text:style-name="Text_20_body">    https://www.docker.com/install</text:p>
      <text:p text:style-name="Text_20_body">    https://getting.docker.com</text:p>
      <text:p text:style-name="Text_20_body">Resposta correta</text:p>
      <text:p text:style-name="Text_20_body">https://get.docker.co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o comando que eu posso executar para visualizar todos os containers?</text:h>
      <text:p text:style-name="Text_20_body">   # docker container ls -a</text:p>
      <text:p text:style-name="Text_20_body">   # docker container ls</text:p>
      <text:p text:style-name="Text_20_body">   # docker container ps -a</text:p>
      <text:p text:style-name="Text_20_body">   # docker container ps</text:p>
      <text:p text:style-name="Text_20_body">   # docker container all</text:p>
      <text:p text:style-name="Text_20_body">Resposta correta</text:p>
      <text:p text:style-name="Text_20_body"># docker container ls -a</text:p>
      <text:p text:style-name="Text_20_body">Pontuação : 1 / 1 </text:p>
      <text:h text:style-name="Heading_20_4" text:outline-level="4">Qual o comando que eu posso executar para pausar determinado container?</text:h>
      <text:p text:style-name="Text_20_body">   # docker container stop [CONTAINER ID]</text:p>
      <text:p text:style-name="Text_20_body">   # docker container pause [NOME NODE]</text:p>
      <text:p text:style-name="Text_20_body">   # docker node pause [CONTAINER ID]</text:p>
      <text:p text:style-name="Text_20_body">   # docker ps [CONTAINER ID]</text:p>
      <text:p text:style-name="Text_20_body">   # docker container pause [CONTAINER ID]</text:p>
      <text:p text:style-name="Text_20_body">Resposta correta</text:p>
      <text:p text:style-name="Text_20_body"># docker container pause [CONTAINER ID]</text:p>
      <text:p text:style-name="Text_20_body">Pontuação : 1 / 1 </text:p>
      <text:h text:style-name="Heading_20_4" text:outline-level="4">Como eu posso sair do container sem mata-lo?</text:h>
      <text:p text:style-name="Text_20_body">   CTRL + z</text:p>
      <text:p text:style-name="Text_20_body">   CTRL + w + w</text:p>
      <text:p text:style-name="Text_20_body">   CTRL + p + q</text:p>
      <text:p text:style-name="Text_20_body">   # exit --please</text:p>
      <text:p text:style-name="Text_20_body">   # shutdown -h now</text:p>
      <text:p text:style-name="Text_20_body">Resposta correta</text:p>
      <text:p text:style-name="Text_20_body">CTRL + p + q</text:p>
      <text:p text:style-name="Text_20_body">Pontuação : 1 / 1 </text:p>
      <text:h text:style-name="Heading_20_4" text:outline-level="4">Qual comando eu utilizo para que seja executado determinado comando dentro do container?</text:h>
      <text:p text:style-name="Text_20_body">   # docker container ps -ti [CONTAINER ID] [COMANDO]</text:p>
      <text:p text:style-name="Text_20_body"><text:soft-page-break/>   # docker image exec -ti [CONTAINER ID] [COMANDO]</text:p>
      <text:p text:style-name="Text_20_body">   # docker container exec -ti [CONTAINER ID] [COMANDO]</text:p>
      <text:p text:style-name="Text_20_body">   # docker container exec -ti [COMANDO]</text:p>
      <text:p text:style-name="Text_20_body">   Não é possível, somente na versão Enterprise</text:p>
      <text:p text:style-name="Text_20_body">Resposta correta</text:p>
      <text:p text:style-name="Text_20_body"># docker container exec -ti [CONTAINER ID] [COMANDO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o comando utilizado para executar um container em modo daemon, sem interação e/ou terminal?</text:h>
      <text:p text:style-name="Text_20_body">   # docker container exec -ti [CONTAINER ID] [COMANDO]</text:p>
      <text:p text:style-name="Text_20_body">   # docker container run -d nginx</text:p>
      <text:p text:style-name="Text_20_body">   # docker container run -ti nginx</text:p>
      <text:p text:style-name="Text_20_body">   # docker container run -ti --daemon nginx</text:p>
      <text:p text:style-name="Text_20_body">Resposta correta</text:p>
      <text:p text:style-name="Text_20_body"># docker container run -d nginx</text:p>
      <text:p text:style-name="Text_20_body">Pontuação : 0 / 1 </text:p>
      <text:h text:style-name="Heading_20_4" text:outline-level="4">Qual comando eu utilizo para capturar os logs de determinado container?</text:h>
      <text:p text:style-name="Text_20_body">   # docker container logs -f [CONTAINER ID]</text:p>
      <text:p text:style-name="Text_20_body">   # docker node logs -f [CONTAINER ID]</text:p>
      <text:p text:style-name="Text_20_body">   # docker ps [CONTAINER ID]</text:p>
      <text:p text:style-name="Text_20_body">   # docker container logs -p [CONTAINER ID]</text:p>
      <text:p text:style-name="Text_20_body">Resposta correta</text:p>
      <text:p text:style-name="Text_20_body"># docker container logs -f [CONTAINER ID]</text:p>
      <text:p text:style-name="Text_20_body">Pontuação : 1 / 1 </text:p>
      <text:h text:style-name="Heading_20_4" text:outline-level="4">Qual comando eu utilizo para me conectar ao container?</text:h>
      <text:p text:style-name="Text_20_body">   # docker container exec [CONTAINER ID]</text:p>
      <text:p text:style-name="Text_20_body">   # docker image attach [CONTAINER ID]</text:p>
      <text:p text:style-name="Text_20_body">   # docker container attach [CONTAINER ID]</text:p>
      <text:p text:style-name="Text_20_body">   # kubectl container attach [CONTAINER ID]</text:p>
      <text:p text:style-name="Text_20_body">Resposta correta</text:p>
      <text:p text:style-name="Text_20_body"># docker container attach [CONTAINER ID]</text:p>
      <text:p text:style-name="Text_20_body">Pontuação : 1 / 1 </text:p>
      <text:h text:style-name="Heading_20_4" text:outline-level="4">Na saída de qual comando eu consigo pegar o IP de determinado container?</text:h>
      <text:p text:style-name="Text_20_body">   # docker container inspect [CONTAINER ID]</text:p>
      <text:p text:style-name="Text_20_body">   # docker container attach [CONTAINER ID]</text:p>
      <text:p text:style-name="Text_20_body">   # docker container exec -ti [CONTAINER ID]</text:p>
      <text:p text:style-name="Text_20_body">   # docker container winspector [CONTAINER ID]</text:p>
      <text:p text:style-name="Text_20_body"><text:soft-page-break/>Resposta correta</text:p>
      <text:p text:style-name="Text_20_body"># docker container inspect [CONTAINER ID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ferramenta o Jeferson utilizou no vídeo para "stressar" o container?</text:h>
      <text:p text:style-name="Text_20_body">    work</text:p>
      <text:p text:style-name="Text_20_body">    stress</text:p>
      <text:p text:style-name="Text_20_body">    boletos</text:p>
      <text:p text:style-name="Text_20_body">    jmeter</text:p>
      <text:p text:style-name="Text_20_body">Resposta correta</text:p>
      <text:p text:style-name="Text_20_body">stress</text:p>
      <text:p text:style-name="Text_20_body">Pontuação : 1 / 1 </text:p>
      <text:h text:style-name="Heading_20_4" text:outline-level="4">Qual é o comando utilizado para limitar o consumo de memória de um container em 256M?</text:h>
      <text:p text:style-name="Text_20_body">   # docker container run --memory 256M nginx</text:p>
      <text:p text:style-name="Text_20_body">   # docker container set --memory 256M nginx</text:p>
      <text:p text:style-name="Text_20_body">   # docker container --ram 256M nginx</text:p>
      <text:p text:style-name="Text_20_body">   # docker node --memory 256M nginx</text:p>
      <text:p text:style-name="Text_20_body">Resposta correta</text:p>
      <text:p text:style-name="Text_20_body"># docker container run --memory 256M nginx</text:p>
      <text:p text:style-name="Text_20_body">Pontuação : 1 / 1 </text:p>
      <text:h text:style-name="Heading_20_4" text:outline-level="4">Qual o comando utilizado para realizar atualizações no container em execução?</text:h>
      <text:p text:style-name="Text_20_body">   # docker update</text:p>
      <text:p text:style-name="Text_20_body">   # docker container --refresh</text:p>
      <text:p text:style-name="Text_20_body">   # docker container update</text:p>
      <text:p text:style-name="Text_20_body">   # docker container --update</text:p>
      <text:p text:style-name="Text_20_body">Resposta correta</text:p>
      <text:p text:style-name="Text_20_body"># docker container update</text:p>
      <text:p text:style-name="Text_20_body">Pontuação : 1 / 1 </text:p>
      <text:h text:style-name="Heading_20_4" text:outline-level="4">Qual o parâmetro para limitar a quantidade de CPU de um container?</text:h>
      <text:p text:style-name="Text_20_body">   --processor</text:p>
      <text:p text:style-name="Text_20_body">   --memory</text:p>
      <text:p text:style-name="Text_20_body">   --set-cpu</text:p>
      <text:p text:style-name="Text_20_body">   --cpus</text:p>
      <text:p text:style-name="Text_20_body"><text:soft-page-break/>Resposta correta</text:p>
      <text:p text:style-name="Text_20_body">--cpu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o comando para listar as imagens que estão no host?</text:h>
      <text:p text:style-name="Text_20_body">   docker image ls</text:p>
      <text:p text:style-name="Text_20_body">   docker images</text:p>
      <text:p text:style-name="Text_20_body">   docker ps</text:p>
      <text:p text:style-name="Text_20_body">   docker container ls</text:p>
      <text:p text:style-name="Text_20_body">Respostas corretas</text:p>
      <text:list xml:id="list1721064833" text:style-name="L1">
        <text:list-item>
          <text:p text:style-name="P7">docker image ls</text:p>
        </text:list-item>
        <text:list-item>
          <text:p text:style-name="P7">docker images</text:p>
        </text:list-item>
      </text:list>
      <text:p text:style-name="Text_20_body">Pontuação : 1 / 1 </text:p>
      <text:h text:style-name="Heading_20_4" text:outline-level="4">Qual o nome do arquivo onde adiciono informações sobre a imagem que irei buildar?</text:h>
      <text:p text:style-name="Text_20_body">   docker-compose</text:p>
      <text:p text:style-name="Text_20_body">   Dockerfile</text:p>
      <text:p text:style-name="Text_20_body">   script-docker</text:p>
      <text:p text:style-name="Text_20_body">   giropops-file</text:p>
      <text:p text:style-name="Text_20_body">Resposta correta</text:p>
      <text:p text:style-name="Text_20_body">Dockerfile</text:p>
      <text:p text:style-name="Text_20_body">Pontuação : 1 / 1 </text:p>
      <text:h text:style-name="Heading_20_4" text:outline-level="4">Qual o comando utilizado para buildar (construir) uma imagem?</text:h>
      <text:p text:style-name="Text_20_body">    docker builder start</text:p>
      <text:p text:style-name="Text_20_body">    docker container build</text:p>
      <text:p text:style-name="Text_20_body">    docker image build</text:p>
      <text:p text:style-name="Text_20_body">    docker container builder start</text:p>
      <text:p text:style-name="Text_20_body">Resposta correta</text:p>
      <text:p text:style-name="Text_20_body">docker image build</text:p>
      <text:p text:style-name="Standard">Relatório de feedback </text:p>
      <text:p text:style-name="P2">Pontuação : 1 / 1</text:p>
      <text:p text:style-name="P2"><text:s/>Pontuação : 1 / 1 </text:p>
      <text:h text:style-name="Heading_20_4" text:outline-level="4">Qual o comando utilizado para inicializar um cluster swarm?</text:h>
      <text:p text:style-name="Text_20_body">    docker swarm --init</text:p>
      <text:p text:style-name="Text_20_body"><text:soft-page-break/>    docker swarm start</text:p>
      <text:p text:style-name="Text_20_body">    docker swarm init</text:p>
      <text:p text:style-name="Text_20_body">    docker swarms init</text:p>
      <text:p text:style-name="Text_20_body">Resposta correta</text:p>
      <text:p text:style-name="Text_20_body">docker swarm init</text:p>
      <text:p text:style-name="Text_20_body">Pontuação : 1 / 1 </text:p>
      <text:h text:style-name="Heading_20_4" text:outline-level="4">Qual o parâmetro é necessário passar, quando você possui mais de um interface de rede, no momento de criação de seu cluster swarm?</text:h>
      <text:p text:style-name="Text_20_body">    docker swarm init --default-int-net &lt;ip&gt;&lt;/ip&gt;</text:p>
      <text:p text:style-name="Text_20_body">    docker swarm init --default-addr-pool &lt;ip&gt;&lt;/ip&gt;</text:p>
      <text:p text:style-name="Text_20_body">    docker swarm init --advertise-addr &lt;ip&gt;&lt;/ip&gt;</text:p>
      <text:p text:style-name="Text_20_body">    docker swarm init --advertise-addr &lt;ip&gt;&lt;/ip&gt;</text:p>
      <text:p text:style-name="Text_20_body">Respostas corretas</text:p>
      <text:list xml:id="list4029429246" text:style-name="L2">
        <text:list-item>
          <text:p text:style-name="P8">docker swarm init --advertise-addr &lt;ip&gt;&lt;/ip&gt;</text:p>
        </text:list-item>
        <text:list-item>
          <text:p text:style-name="P8">docker swarm init --advertise-addr &lt;ip&gt;&lt;/ip&gt;</text:p>
        </text:list-item>
      </text:list>
      <text:p text:style-name="Text_20_body">Pontuação : 1 / 1 </text:p>
      <text:h text:style-name="Heading_20_4" text:outline-level="4">Qual o comando que exibe a linha que deverá ser executada no host, para que o mesmo seja um membro do cluster Swarm como um node worker?</text:h>
      <text:p text:style-name="Text_20_body">    docker swarm join token worker</text:p>
      <text:p text:style-name="Text_20_body">    docker swarm join-token worker</text:p>
      <text:p text:style-name="Text_20_body">    docker swarm join-token manager</text:p>
      <text:p text:style-name="Text_20_body">    docker swarm list-token worker</text:p>
      <text:p text:style-name="Text_20_body">Resposta correta</text:p>
      <text:p text:style-name="Text_20_body">docker swarm join-token worker</text:p>
      <text:p text:style-name="Text_20_body">Pontuação : 1 / 1 </text:p>
      <text:h text:style-name="Heading_20_4" text:outline-level="4">Qual o comando utilizado para promover um node de Worker para Manager?</text:h>
      <text:p text:style-name="Text_20_body">    docker node promote LINUXtips-03</text:p>
      <text:p text:style-name="Text_20_body">    docker node manager LINUXtips-03</text:p>
      <text:p text:style-name="Text_20_body">    docker node up manager LINUXtips-03</text:p>
      <text:p text:style-name="Text_20_body">    docker node start promote LINUXtips-03</text:p>
      <text:p text:style-name="Text_20_body">Resposta correta</text:p>
      <text:p text:style-name="Text_20_body">docker node promote LINUXtips-03</text:p>
      <text:p text:style-name="P2"><text:soft-page-break/>Pontuação : 1 / 1 </text:p>
      <text:h text:style-name="Heading_20_4" text:outline-level="4">Qual o comando utilizado para tornar um node de Manager para Worker?</text:h>
      <text:p text:style-name="Text_20_body">    docker node promote LINUXtips-03</text:p>
      <text:p text:style-name="Text_20_body">    docker node demote LINUXtips-03</text:p>
      <text:p text:style-name="Text_20_body">    docker node downgrade LINUXtips-03</text:p>
      <text:p text:style-name="Text_20_body">    docker node promote -f LINUXtips-03</text:p>
      <text:p text:style-name="Text_20_body">Resposta correta</text:p>
      <text:p text:style-name="Text_20_body">docker node demote LINUXtips-03</text:p>
      <text:p text:style-name="Text_20_body">Pontuação : 1 / 1 </text:p>
      <text:h text:style-name="Heading_20_4" text:outline-level="4">Qual o comando utilizado para um node Worker deixar o cluster?</text:h>
      <text:p text:style-name="Text_20_body">    docker swarm leave</text:p>
      <text:p text:style-name="Text_20_body">    docker swarm leave --force --worker</text:p>
      <text:p text:style-name="Text_20_body">    docker swarm exit --force</text:p>
      <text:p text:style-name="Text_20_body">    docker-swarm leave --force</text:p>
      <text:p text:style-name="Text_20_body">Resposta correta</text:p>
      <text:p text:style-name="Text_20_body">docker swarm leave</text:p>
      <text:p text:style-name="P4">Pontuação : 1 / 1 </text:p>
      <text:p text:style-name="P2"/>
      <text:h text:style-name="Heading_20_4" text:outline-level="4">Qual o comando utilizado para um node Manager deixar o cluster swarm?</text:h>
      <text:p text:style-name="Text_20_body">    docker swarm leave --manager</text:p>
      <text:p text:style-name="Text_20_body">    docker swarm exit --force</text:p>
      <text:p text:style-name="Text_20_body">    docker swarm delete --force</text:p>
      <text:p text:style-name="Text_20_body">    docker swarm leave --force</text:p>
      <text:p text:style-name="Text_20_body">Resposta correta</text:p>
      <text:p text:style-name="Text_20_body">docker swarm leave --force</text:p>
      <text:p text:style-name="Text_20_body">Pontuação : 0 / 1 </text:p>
      <text:h text:style-name="Heading_20_4" text:outline-level="4">Qual o comando utilizado para criar um service do Nginx em um cluster Swarm?</text:h>
      <text:p text:style-name="Text_20_body">    docker service create --name webserver nginx</text:p>
      <text:p text:style-name="Text_20_body">    docker service start --name webserver nginx</text:p>
      <text:p text:style-name="Text_20_body">    docker container create --name webserver nginx</text:p>
      <text:p text:style-name="Text_20_body">    docker-service create --name webserver nginx</text:p>
      <text:p text:style-name="Text_20_body"><text:soft-page-break/>Resposta correta</text:p>
      <text:p text:style-name="Text_20_body">docker service create --name webserver nginx</text:p>
      <text:p text:style-name="Text_20_body">Pontuação : 1 / 1 </text:p>
      <text:h text:style-name="Heading_20_4" text:outline-level="4">Qual o comando utilizado para criar um service do Nginx com 10 replicas?</text:h>
      <text:p text:style-name="Text_20_body">    docker service create --name webserver --replicas 10 -p 8080:80 nginx</text:p>
      <text:p text:style-name="Text_20_body">    docker container create --name webserver --replicas 10 -p 8080:80 nginx</text:p>
      <text:p text:style-name="Text_20_body">    docker service start --name webserver --replicas 10 -p 8080:80 nginx</text:p>
      <text:p text:style-name="Text_20_body">    docker service create --name webserver --replicas 1 -p 8080:80 nginx</text:p>
      <text:p text:style-name="Text_20_body">Resposta correta</text:p>
      <text:p text:style-name="Text_20_body">docker service create --name webserver --replicas 10 -p 8080:80 nginx</text:p>
      <text:p text:style-name="Text_20_body">Pontuação : 1 / 1 </text:p>
      <text:h text:style-name="Heading_20_4" text:outline-level="4">Qual o comando utilizado para criar um network overlay?</text:h>
      <text:p text:style-name="Text_20_body">    docker network create giropops</text:p>
      <text:p text:style-name="Text_20_body">    docker network create -d overlay giropops</text:p>
      <text:p text:style-name="Text_20_body">    docker network start -d overlay giropops</text:p>
      <text:p text:style-name="Text_20_body">    docker-network create -d overlay giropops</text:p>
      <text:p text:style-name="Text_20_body">Resposta correta</text:p>
      <text:p text:style-name="Text_20_body">docker network create -d overlay giropops</text:p>
      <text:p text:style-name="Text_20_body"/>
      <text:h text:style-name="Heading_20_4" text:outline-level="4">Qual o comando utilizado para atualizar alguma informação do service, como volumes e networks?</text:h>
      <text:p text:style-name="Text_20_body">    docker service update</text:p>
      <text:p text:style-name="Text_20_body">    docker container update</text:p>
      <text:p text:style-name="P3">    docker node update</text:p>
      <text:p text:style-name="Text_20_body">    docker service upgrade</text:p>
      <text:p text:style-name="Text_20_body">Resposta correta</text:p>
      <text:p text:style-name="Text_20_body">docker service update</text:p>
      <text:p text:style-name="Text_20_body">Pontuação : 1 / 1 </text:p>
      <text:h text:style-name="Heading_20_4" text:outline-level="4">Por padrão no Swarm, os dados de um volume são replicados entre todos os nodes do cluster?</text:h>
      <text:p text:style-name="Text_20_body">   Sim</text:p>
      <text:p text:style-name="Text_20_body">   Não</text:p>
      <text:p text:style-name="Text_20_body">Resposta correta</text:p>
      <text:p text:style-name="Text_20_body"><text:soft-page-break/>Não</text:p>
      <text:p text:style-name="Text_20_body">Pontuação : 1 / 1 </text:p>
      <text:h text:style-name="Heading_20_4" text:outline-level="4">Quantos nodes Manager eu preciso ter em meu cluster, para suportar a perda de dois nodes Manager simultaneamente?</text:h>
      <text:p text:style-name="Text_20_body">    3</text:p>
      <text:p text:style-name="Text_20_body">    2</text:p>
      <text:p text:style-name="Text_20_body">    4</text:p>
      <text:p text:style-name="Text_20_body">    5</text:p>
      <text:p text:style-name="Text_20_body">Resposta correta</text:p>
      <text:p text:style-name="Text_20_body">5</text:p>
      <text:p text:style-name="Text_20_body">Pontuação : 1 / 1 </text:p>
      <text:h text:style-name="Heading_20_4" text:outline-level="4">Qual o comando utilizado para aumentar o número de réplicas de determinado service para 10?</text:h>
      <text:p text:style-name="Text_20_body">    docker service upgrade giropops=10</text:p>
      <text:p text:style-name="Text_20_body">    docker service scale giropops=10</text:p>
      <text:p text:style-name="Text_20_body">    docker service auto scale giropops=10</text:p>
      <text:p text:style-name="Text_20_body">    docker service autoscale giropops=10</text:p>
      <text:p text:style-name="Text_20_body">Resposta correta</text:p>
      <text:p text:style-name="Text_20_body">docker service scale giropops=10</text:p>
      <text:p text:style-name="Standard"/>
      <text:p text:style-name="Standard">Relatório de feedback </text:p>
      <text:p text:style-name="P1">Pontuação : 1 / 1 </text:p>
      <text:p text:style-name="P1">Pontuação : 1 / 1 </text:p>
      <text:h text:style-name="Heading_20_4" text:outline-level="4">Qual o comando utilizado para criar um secret?</text:h>
      <text:p text:style-name="Text_20_body">    docker container ls --secrets</text:p>
      <text:p text:style-name="Text_20_body">    docker secret ls</text:p>
      <text:p text:style-name="Text_20_body">    docker secret create</text:p>
      <text:p text:style-name="Text_20_body">    docker container create --secrets</text:p>
      <text:p text:style-name="Text_20_body">Resposta correta</text:p>
      <text:p text:style-name="Text_20_body">docker secret create</text:p>
      <text:p text:style-name="Text_20_body">Pontuação : 1 / 1 </text:p>
      <text:h text:style-name="Heading_20_4" text:outline-level="4"><text:soft-page-break/>Qual o comando utilizado pra verificar detalhes de um secret?</text:h>
      <text:p text:style-name="Text_20_body">    docker container logs -f secrets</text:p>
      <text:p text:style-name="Text_20_body">    docker container inspect --secrets</text:p>
      <text:p text:style-name="Text_20_body">    docker secret inspect</text:p>
      <text:p text:style-name="Text_20_body">    docker container inspect --secrets</text:p>
      <text:p text:style-name="Text_20_body">Resposta correta</text:p>
      <text:p text:style-name="Text_20_body">docker secret inspect</text:p>
      <text:p text:style-name="Text_20_body">Pontuação : 1 / 1 </text:p>
      <text:h text:style-name="Heading_20_4" text:outline-level="4">Qual o comando utilizado para remover um secret?</text:h>
      <text:p text:style-name="Text_20_body">    docker container rm --secrets</text:p>
      <text:p text:style-name="Text_20_body">    docker secret rm</text:p>
      <text:p text:style-name="Text_20_body">    docker secret deltree</text:p>
      <text:p text:style-name="Text_20_body">    docker-secret rm</text:p>
      <text:p text:style-name="Text_20_body">Resposta correta</text:p>
      <text:p text:style-name="Text_20_body">docker secret rm</text:p>
      <text:h text:style-name="Heading_20_4" text:outline-level="4">Qual o diretório dentro do container onde ficam os arquivos com os secrets?</text:h>
      <text:p text:style-name="Text_20_body">    /var/lib/docker/secrets/</text:p>
      <text:p text:style-name="Text_20_body">    /run/secrets/</text:p>
      <text:p text:style-name="Text_20_body">    /etc/docker/secrets/</text:p>
      <text:p text:style-name="Text_20_body">    /run/etc/docker/secrets/</text:p>
      <text:p text:style-name="Text_20_body">Resposta correta</text:p>
      <text:p text:style-name="Text_20_body">/run/secrets/</text:p>
      <text:p text:style-name="Text_20_body">Pontuação : 1 / 1 </text:p>
      <text:h text:style-name="Heading_20_4" text:outline-level="4">Qual o comando utilizado para criar um service utilizando determinado secret?</text:h>
      <text:p text:style-name="Text_20_body">    docker service create --secret</text:p>
      <text:p text:style-name="Text_20_body">    docker create service --secret</text:p>
      <text:p text:style-name="Text_20_body">    docker container run --secret</text:p>
      <text:p text:style-name="Text_20_body">    docker secret create container</text:p>
      <text:p text:style-name="Text_20_body">Resposta correta</text:p>
      <text:p text:style-name="Text_20_body">docker service create --secret</text:p>
      <text:p text:style-name="Text_20_body">Pontuação : 1 / 1 </text:p>
      <text:h text:style-name="Heading_20_4" text:outline-level="4"><text:soft-page-break/>Qual a finalidade de um secret?</text:h>
      <text:p text:style-name="Text_20_body">    Armazenar configurações do cluster swarm</text:p>
      <text:p text:style-name="P5">    Armazenar dentro do container informações sensiveis como passwords</text:p>
      <text:p text:style-name="Text_20_body">    Armazenar dentro do host informações sensíveis como passwords</text:p>
      <text:p text:style-name="Text_20_body">    Armazenar segredos do time relacionados a operação do cluster swarm</text:p>
      <text:p text:style-name="Text_20_body">Resposta correta</text:p>
      <text:p text:style-name="Text_20_body">Armazenar dentro do container informações sensiveis como passwords</text:p>
      <text:p text:style-name="Text_20_body">Pontuação : 1 / 1 </text:p>
      <text:h text:style-name="Heading_20_4" text:outline-level="4">É possível a utilização de secrets sem estar em um cluster swarm?</text:h>
      <text:p text:style-name="Text_20_body">    Sim</text:p>
      <text:p text:style-name="Text_20_body">    Não</text:p>
      <text:p text:style-name="Text_20_body">Resposta correta</text:p>
      <text:p text:style-name="Text_20_body">Não</text:p>
      <text:p text:style-name="Standard"/>
      <text:p text:style-name="P1">Pontuação : 1 / 1 </text:p>
      <text:p text:style-name="P1">Pontuação : 1 / 1 </text:p>
      <text:h text:style-name="Heading_20_4" text:outline-level="4">Qual o tipo arquivo é utilizado para realizar o deploy de um ou mais services em um cluster Swarm?</text:h>
      <text:p text:style-name="Text_20_body">    Dockerfile</text:p>
      <text:p text:style-name="Text_20_body">    Docker-compose</text:p>
      <text:p text:style-name="Text_20_body">    Docker-build</text:p>
      <text:p text:style-name="Text_20_body">    Dockercompose</text:p>
      <text:p text:style-name="Text_20_body">Resposta correta</text:p>
      <text:p text:style-name="Text_20_body">Docker-compose</text:p>
      <text:p text:style-name="Text_20_body">Pontuação : 1 / 1 </text:p>
      <text:h text:style-name="Heading_20_4" text:outline-level="4">É possível declarar mais de um service por docker-compose?</text:h>
      <text:p text:style-name="Text_20_body">    Sim</text:p>
      <text:p text:style-name="Text_20_body">    Não</text:p>
      <text:p text:style-name="Text_20_body">Resposta correta</text:p>
      <text:p text:style-name="Text_20_body">Sim</text:p>
      <text:p text:style-name="Text_20_body">Pontuação : 1 / 1 </text:p>
      <text:h text:style-name="Heading_20_4" text:outline-level="4"><text:soft-page-break/>Qual o comando para realizar o deploy de um stack através de um docker-compose?</text:h>
      <text:p text:style-name="Text_20_body">    docker stack deploy -c docker-compose.yml</text:p>
      <text:p text:style-name="Text_20_body">    docker deploy -c docker-compose.yml</text:p>
      <text:p text:style-name="Text_20_body">    docker service deploy -c docker-compose.yml</text:p>
      <text:p text:style-name="Text_20_body">    docker-compose deploy -c docker-compose.yml</text:p>
      <text:p text:style-name="Text_20_body">Resposta correta</text:p>
      <text:p text:style-name="Text_20_body">docker stack deploy -c docker-compose.yml</text:p>
      <text:p text:style-name="Text_20_body">Pontuação : 1 / 1 </text:p>
      <text:h text:style-name="Heading_20_4" text:outline-level="4">Qual o comando para visualizar todos os stacks de um cluster Swarm?</text:h>
      <text:p text:style-name="Text_20_body">    docker service ls</text:p>
      <text:p text:style-name="Text_20_body">    docker stack ls</text:p>
      <text:p text:style-name="Text_20_body">    docker swarm ls</text:p>
      <text:p text:style-name="Text_20_body">    docker container ls</text:p>
      <text:p text:style-name="Text_20_body">Resposta correta</text:p>
      <text:p text:style-name="Text_20_body">docker stack ls</text:p>
      <text:p text:style-name="Text_20_body"/>
      <text:h text:style-name="Heading_20_4" text:outline-level="4">Qual o comando utilizado para remover um stack?</text:h>
      <text:p text:style-name="Text_20_body">    docker service rm nome_do_stack</text:p>
      <text:p text:style-name="Text_20_body">    docker container rm nome_do_stack</text:p>
      <text:p text:style-name="Text_20_body">    docker stack delete nome_do_stack</text:p>
      <text:p text:style-name="Text_20_body">    docker stack rm nome_do_stack</text:p>
      <text:p text:style-name="Text_20_body">Resposta correta</text:p>
      <text:p text:style-name="Text_20_body">docker stack rm nome_do_stack</text:p>
      <text:p text:style-name="Text_20_body">Pontuação : 1 / 1 </text:p>
      <text:h text:style-name="Heading_20_4" text:outline-level="4">A instrução "constraints: [node.role == manager]" dentro de um docker-compose indica:</text:h>
      <text:p text:style-name="Text_20_body">    Que o service deverá ser executado somente em nodes do tipo manager</text:p>
      <text:p text:style-name="Text_20_body">    Que o service deverá ser executado somente em nodes do tipo worker</text:p>
      <text:p text:style-name="Text_20_body">    Que o service não será executado somente em nodes do tipo manager</text:p>
      <text:p text:style-name="Text_20_body">    Que o service deverá ser executado somente em um cluster swarm do tipo manager</text:p>
      <text:p text:style-name="Text_20_body">Resposta correta</text:p>
      <text:p text:style-name="Text_20_body">Que o service deverá ser executado somente em nodes do tipo manager</text:p>
      <text:p text:style-name="Text_20_body">Pontuação : 1 / 1 </text:p>
      <text:h text:style-name="Heading_20_4" text:outline-level="4"><text:soft-page-break/>É possível configurar um limite de consumo de recursos por services dentro de um docker-compose?</text:h>
      <text:p text:style-name="Text_20_body">    Sim</text:p>
      <text:p text:style-name="Text_20_body">    Não</text:p>
      <text:p text:style-name="Text_20_body">Resposta correta</text:p>
      <text:p text:style-name="Text_20_body">Sim</text:p>
      <text:p text:style-name="Text_20_body">Pontuação : 1 / 1 </text:p>
      <text:h text:style-name="Heading_20_4" text:outline-level="4">É possível realizar o deploy de um stack em uma máquina que não pertence ao cluster swarm?</text:h>
      <text:p text:style-name="Text_20_body">    Sim</text:p>
      <text:p text:style-name="Text_20_body">    Não</text:p>
      <text:p text:style-name="Text_20_body">Resposta correta</text:p>
      <text:p text:style-name="Text_20_body">Nã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5:02:21.906064601</meta:creation-date>
    <dc:date>2023-05-29T23:40:28.876750492</dc:date>
    <meta:editing-duration>PT2H5M1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6" meta:paragraph-count="382" meta:word-count="1932" meta:character-count="12221" meta:non-whitespace-character-count="9994"/>
  </office:meta>
</office:document-meta>
</file>